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0800000008DD0ADA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Triangle_20_unfilled" draw:marker-end-width="0.3cm" draw:fill="none" draw:textarea-vertical-align="middle"/>
    </style:style>
    <style:style style:name="gr4" style:family="graphic" style:parent-style-name="standard">
      <style:graphic-properties draw:stroke="dash" draw:stroke-dash="Fine_20_Dashed" draw:fill="bitmap" draw:fill-color="#729fcf" draw:fill-image-name="Empty" draw:opacity="0%" draw:textarea-horizontal-align="left" draw:textarea-vertical-align="top" draw:auto-grow-height="false" fo:padding-top="0.1cm" fo:padding-bottom="0.1cm" fo:padding-left="0.1cm" fo:padding-right="0.1cm" draw:shadow-opacity="0%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8cm" svg:height="2.1cm" svg:x="7.1cm" svg:y="2.6cm">
          <text:p text:style-name="P1">MessageParserDemo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.8cm" svg:height="2.1cm" svg:x="7.1cm" svg:y="6.5cm">
          <text:p text:style-name="P1">MessagePars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0.5cm" svg:y1="4.7cm" svg:x2="10.5cm" svg:y2="6.5cm" draw:start-shape="id1" draw:start-glue-point="2" draw:end-shape="id2" svg:d="M10500 4700v1800" svg:viewBox="0 0 1 1801">
          <text:p/>
        </draw:connector>
        <draw:custom-shape draw:style-name="gr1" draw:text-style-name="P1" xml:id="id3" draw:id="id3" draw:layer="layout" svg:width="6.8cm" svg:height="2.1cm" svg:x="7.1cm" svg:y="10.3cm">
          <text:p text:style-name="P1">Elemen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0.5cm" svg:y1="8.6cm" svg:x2="10.5cm" svg:y2="10.3cm" draw:start-shape="id2" draw:start-glue-point="2" draw:end-shape="id3" svg:d="M10500 8600v1700" svg:viewBox="0 0 1 1701">
          <text:p/>
        </draw:connector>
        <draw:custom-shape draw:style-name="gr1" draw:text-style-name="P1" xml:id="id4" draw:id="id4" draw:layer="layout" svg:width="5.1cm" svg:height="2.1cm" svg:x="3.4cm" svg:y="14.6cm">
          <text:p text:style-name="P1">SimpleElemen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95cm" svg:y1="14.6cm" svg:x2="10.5cm" svg:y2="12.4cm" draw:start-shape="id4" draw:start-glue-point="0" draw:end-shape="id3" svg:d="M5950 14600v-1100h4550v-1100" svg:viewBox="0 0 4551 2201">
          <text:p/>
        </draw:connector>
        <draw:custom-shape draw:style-name="gr1" draw:text-style-name="P1" xml:id="id5" draw:id="id5" draw:layer="layout" svg:width="3.7cm" svg:height="2.1cm" svg:x="1.6cm" svg:y="19cm">
          <text:p text:style-name="P1">Men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3.7cm" svg:height="2.1cm" svg:x="6.6cm" svg:y="19cm">
          <text:p text:style-name="P1">Emoticon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45cm" svg:y1="19cm" svg:x2="5.95cm" svg:y2="16.7cm" draw:start-shape="id5" draw:start-glue-point="0" draw:end-shape="id4" draw:end-glue-point="2" svg:d="M3450 19000v-1150h2500v-1150" svg:viewBox="0 0 2501 2301">
          <text:p/>
        </draw:connector>
        <draw:connector draw:style-name="gr3" draw:text-style-name="P1" draw:layer="layout" svg:x1="8.45cm" svg:y1="19cm" svg:x2="5.95cm" svg:y2="16.7cm" draw:start-shape="id6" draw:start-glue-point="0" draw:end-shape="id4" draw:end-glue-point="2" svg:d="M8450 19000v-1150h-2500v-1150" svg:viewBox="0 0 2501 2301">
          <text:p/>
        </draw:connector>
        <draw:custom-shape draw:style-name="gr1" draw:text-style-name="P1" xml:id="id7" draw:id="id7" draw:layer="layout" svg:width="3.7cm" svg:height="2.1cm" svg:x="13.1cm" svg:y="19cm">
          <text:p text:style-name="P1">Link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-2.2cm" svg:x1="14.95cm" svg:y1="19cm" svg:x2="10.5cm" svg:y2="12.4cm" draw:start-shape="id7" draw:start-glue-point="0" draw:end-shape="id3" draw:end-glue-point="2" svg:d="M14950 19000v-5500h-4450v-1100" svg:viewBox="0 0 4451 6601">
          <text:p/>
        </draw:connector>
        <draw:custom-shape draw:style-name="gr4" draw:text-style-name="P1" draw:layer="layout" svg:width="18.9cm" svg:height="3.7cm" svg:x="1.4cm" svg:y="1.4cm">
          <text:p text:style-name="P1">Module: app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8.9cm" svg:height="16.4cm" svg:x="1.4cm" svg:y="5.7cm">
          <text:p text:style-name="P1">Module: parserlib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an Thinh</meta:initial-creator>
    <meta:creation-date>2015-09-02T13:19:14.495237428</meta:creation-date>
    <dc:date>2015-09-02T13:33:03.738844405</dc:date>
    <dc:creator>Phan Thinh</dc:creator>
    <meta:editing-duration>P0D</meta:editing-duration>
    <meta:editing-cycles>1</meta:editing-cycles>
    <meta:document-statistic meta:object-count="15"/>
    <meta:generator>LibreOffice/4.2.8.2$Linux_X86_64 LibreOffice_project/420m0$Build-2</meta:generator>
  </office:meta>
</office:document-meta>
</file>